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Garamond" officeooo:paragraph-rsid="001b8ba1" style:font-name-complex="Garamond"/>
    </style:style>
    <style:style style:name="P2" style:family="paragraph" style:parent-style-name="Standard">
      <style:paragraph-properties style:text-autospace="none"/>
      <style:text-properties style:font-name="Garamond" fo:font-size="14pt" fo:font-weight="bold" officeooo:paragraph-rsid="001b8ba1" style:font-size-asian="14pt" style:font-weight-asian="bold" style:font-name-complex="Garamond" style:font-size-complex="14pt" style:font-weight-complex="bold"/>
    </style:style>
    <style:style style:name="P3" style:family="paragraph" style:parent-style-name="Standard">
      <style:paragraph-properties style:text-autospace="none"/>
      <style:text-properties officeooo:paragraph-rsid="001b8ba1"/>
    </style:style>
    <style:style style:name="P4" style:family="paragraph" style:parent-style-name="Standard">
      <style:paragraph-properties style:text-autospace="none"/>
      <style:text-properties officeooo:paragraph-rsid="001d240e"/>
    </style:style>
    <style:style style:name="P5" style:family="paragraph" style:parent-style-name="Standard">
      <style:paragraph-properties style:text-autospace="none"/>
      <style:text-properties fo:color="#000000" officeooo:paragraph-rsid="001b8ba1"/>
    </style:style>
    <style:style style:name="P6" style:family="paragraph" style:parent-style-name="Standard">
      <style:paragraph-properties style:text-autospace="none"/>
      <style:text-properties style:font-name="Garamond" officeooo:paragraph-rsid="001d240e" style:font-name-complex="Garamond"/>
    </style:style>
    <style:style style:name="P7" style:family="paragraph" style:parent-style-name="Standard">
      <style:paragraph-properties style:text-autospace="none"/>
      <style:text-properties style:font-name="Garamond" officeooo:paragraph-rsid="001b8ba1" style:font-name-complex="Garamond"/>
    </style:style>
    <style:style style:name="P8" style:family="paragraph" style:parent-style-name="Standard">
      <style:paragraph-properties style:text-autospace="none"/>
      <style:text-properties fo:color="#000000" style:font-name="Garamond" officeooo:paragraph-rsid="001b8ba1" style:font-name-complex="Garamond"/>
    </style:style>
    <style:style style:name="P9" style:family="paragraph" style:parent-style-name="Standard">
      <style:paragraph-properties style:text-autospace="none"/>
      <style:text-properties officeooo:paragraph-rsid="001b8ba1"/>
    </style:style>
    <style:style style:name="P10" style:family="paragraph" style:parent-style-name="Standard">
      <style:paragraph-properties style:text-autospace="none"/>
      <style:text-properties officeooo:rsid="001e89cd" officeooo:paragraph-rsid="001e89cd"/>
    </style:style>
    <style:style style:name="T1" style:family="text">
      <style:text-properties style:font-name="Garamond" style:font-name-complex="Garamond"/>
    </style:style>
    <style:style style:name="T2" style:family="text">
      <style:text-properties style:font-name="Garamond" officeooo:rsid="001e47c1" style:font-name-complex="Garamond"/>
    </style:style>
    <style:style style:name="T3" style:family="text">
      <style:text-properties style:font-name="Garamond" officeooo:rsid="001d240e" style:font-name-complex="Garamo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text:span text:style-name="T2">1</text:span><text:span text:style-name="T1">) Crea una lista con viñetas cuadradas formada por 5 deportes. Cada uno de ellos con un color distinto, además de que el primero debe ir en negrita, el segundo el cursiva, el tercero subrayado, </text:span><text:span text:style-name="T3">cuarto </text:span><text:span text:style-name="T1">texto superíndice, </text:span><text:span text:style-name="T3">quinto text</text:span><text:span text:style-name="T1">o tachado.</text:span></text:p>
      <text:p text:style-name="P6"/>
      <text:p text:style-name="P3"><text:span text:style-name="T2">2</text:span><text:span text:style-name="T1">) Crea una lista numerada formada por 5 colores. Cada uno de ellos debe estar escrito en su color. Empezar </text:span><text:span text:style-name="T3">desde el 10 </text:span><text:span text:style-name="T1">en números romanos y mayúsculas.</text:span></text:p>
      <text:p text:style-name="P7"/>
      <text:p text:style-name="P3"><text:span text:style-name="T2">3</text:span><text:span text:style-name="T1">) Crea una lista de definiciones con citas: escribe </text:span><text:span text:style-name="T3">3</text:span><text:span text:style-name="T1"> citas con su correspondiente autor. La cita tiene que ir en negrita y el autor en cursiva.</text:span></text:p>
      <text:p text:style-name="P5">1-El que lee mucho y anda mucho, ve mucho y sabe mucho.-Miguel de Cervantes.</text:p>
      <text:p text:style-name="P5">4-No basta con saber, se debe también aplicar. No es suficiente querer, se debe también hacer.-Goethe.</text:p>
      <text:p text:style-name="P5">6-El primer paso de la ignorancia es presumir de saber.-Baltasar Gracián.</text:p>
      <text:p text:style-name="P8"/>
      <text:p text:style-name="P3"><text:span text:style-name="T2">4</text:span><text:span text:style-name="T1">) Crea una receta de cocina. El nombre del plato tiene que ser un encabezado. Los ingredientes se colocan en una lista con viñetas. La elaboración del plato se marca con una lista numerada. Separa los ingredientes de la elaboración mediante una línea horizontal.</text:span></text:p>
      <text:p text:style-name="P10"><text:span text:style-name="T1">Inserta una imagen del plato.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09:53:07.951596415</meta:creation-date>
    <dc:date>2020-10-14T18:10:02.964751741</dc:date>
    <meta:editing-duration>PT29M10S</meta:editing-duration>
    <meta:editing-cycles>4</meta:editing-cycles>
    <meta:generator>LibreOffice/4.2.8.2$Linux_X86_64 LibreOffice_project/420m0$Build-2</meta:generator>
    <meta:document-statistic meta:table-count="0" meta:image-count="0" meta:object-count="0" meta:page-count="1" meta:paragraph-count="8" meta:word-count="186" meta:character-count="1083" meta:non-whitespace-character-count="904"/>
  </office:meta>
</office:document-meta>
</file>